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rst-bad-version/" text:style-name="Internet_20_link" text:visited-style-name="Visited_20_Internet_20_Link"><text:span text:style-name="T1">278. First Bad Version</text:span></text:a></text:p>
      <text:p text:style-name="P5">Easy</text:p>
      <text:p text:style-name="P5"/>
      <text:p text:style-name="P6">You are a product manager and currently leading a team to develop a new product. Unfortunately, the latest version of your product fails the quality check. Since each version is developed based on the previous version, all the versions after a bad version are also bad.</text:p>
      <text:p text:style-name="P7"><text:span text:style-name="T1">Suppose you have </text:span><text:span text:style-name="Source_20_Text"><text:span text:style-name="T2">n</text:span></text:span><text:span text:style-name="T1"> versions </text:span><text:span text:style-name="Source_20_Text"><text:span text:style-name="T2">[1, 2, ..., n]</text:span></text:span><text:span text:style-name="T1"> and you want to find out the first bad one, which causes all the following ones to be bad.</text:span></text:p>
      <text:p text:style-name="P7"><text:span text:style-name="T1">You are given an API </text:span><text:span text:style-name="Source_20_Text"><text:span text:style-name="T2">bool isBadVersion(version)</text:span></text:span><text:span text:style-name="T1"> which returns whether </text:span><text:span text:style-name="Source_20_Text"><text:span text:style-name="T2">version</text:span></text:span><text:span text:style-name="T1"> is bad. Implement a function to find the first bad version. You should minimize the number of calls to the API.</text:span>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 = 5, bad = 4</text:span></text:p>
      <text:p text:style-name="P3"><text:span text:style-name="Strong_20_Emphasis"><text:span text:style-name="T1">Output:</text:span></text:span><text:span text:style-name="T1"> 4</text:span></text:p>
      <text:p text:style-name="P3"><text:span text:style-name="Strong_20_Emphasis"><text:span text:style-name="T1">Explanation:</text:span></text:span></text:p>
      <text:p text:style-name="P2">call isBadVersion(3) -&gt; false</text:p>
      <text:p text:style-name="P2">call isBadVersion(5) -&gt; true</text:p>
      <text:p text:style-name="P2">call isBadVersion(4) -&gt; true</text:p>
      <text:p text:style-name="P1">Then 4 is the first bad version.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 = 1, bad = 1</text:span></text:p>
      <text:p text:style-name="P4"><text:span text:style-name="Strong_20_Emphasis"><text:span text:style-name="T1">Output:</text:span></text:span><text:span text:style-name="T1"> 1</text:span></text:p>
      <text:p text:style-name="P6"> </text:p>
      <text:p text:style-name="P7"><text:span text:style-name="Strong_20_Emphasis"><text:span text:style-name="T1">Constraints:</text:span></text:span></text:p>
      <text:list xml:id="list3109467271" text:style-name="L1">
        <text:list-item>
          <text:p text:style-name="P8"><text:span text:style-name="Source_20_Text"><text:span text:style-name="T2">1 &lt;= bad &lt;= n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9T08:58:09.634000000</dc:date>
    <meta:editing-duration>PT10S</meta:editing-duration>
    <meta:editing-cycles>1</meta:editing-cycles>
    <meta:document-statistic meta:table-count="0" meta:image-count="0" meta:object-count="0" meta:page-count="1" meta:paragraph-count="20" meta:word-count="164" meta:character-count="865" meta:non-whitespace-character-count="718"/>
    <meta:generator>LibreOffice/7.2.2.2$Windows_X86_64 LibreOffice_project/02b2acce88a210515b4a5bb2e46cbfb63fe97d56</meta:generator>
  </office:meta>
</office:document-meta>
</file>